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889in" table:align="left"/>
    </style:style>
    <style:style style:name="Table1.A" style:family="table-column">
      <style:table-column-properties style:column-width="0.9799in"/>
    </style:style>
    <style:style style:name="Table1.B" style:family="table-column">
      <style:table-column-properties style:column-width="3.90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e191f" officeooo:paragraph-rsid="000e191f"/>
    </style:style>
    <style:style style:name="P2" style:family="paragraph" style:parent-style-name="Standard">
      <style:text-properties officeooo:rsid="000e191f" officeooo:paragraph-rsid="00110116"/>
    </style:style>
    <style:style style:name="P3" style:family="paragraph" style:parent-style-name="Standard">
      <style:text-properties officeooo:rsid="000ef3e3" officeooo:paragraph-rsid="000ef3e3"/>
    </style:style>
    <style:style style:name="P4" style:family="paragraph" style:parent-style-name="Standard">
      <style:text-properties fo:color="#000000" officeooo:rsid="000ef3e3" officeooo:paragraph-rsid="000ef3e3"/>
    </style:style>
    <style:style style:name="P5" style:family="paragraph" style:parent-style-name="Standard">
      <style:text-properties fo:color="#000000" officeooo:rsid="000f3286" officeooo:paragraph-rsid="000f3286"/>
    </style:style>
    <style:style style:name="P6" style:family="paragraph" style:parent-style-name="Standard">
      <style:text-properties fo:color="#9900ff" officeooo:rsid="000f3286" officeooo:paragraph-rsid="000f3286"/>
    </style:style>
    <style:style style:name="P7" style:family="paragraph" style:parent-style-name="Standard">
      <style:text-properties fo:color="#ff3333" officeooo:rsid="000f3286" officeooo:paragraph-rsid="000f3286"/>
    </style:style>
    <style:style style:name="P8" style:family="paragraph" style:parent-style-name="Standard">
      <style:text-properties fo:color="#ff3333" officeooo:rsid="00110116" officeooo:paragraph-rsid="00110116"/>
    </style:style>
    <style:style style:name="P9" style:family="paragraph" style:parent-style-name="Standard">
      <style:text-properties fo:color="#ff3333" officeooo:rsid="001275ab" officeooo:paragraph-rsid="001275ab"/>
    </style:style>
    <style:style style:name="P10" style:family="paragraph" style:parent-style-name="Standard">
      <style:text-properties fo:color="#006600" officeooo:rsid="000f3286" officeooo:paragraph-rsid="000f3286"/>
    </style:style>
    <style:style style:name="P11" style:family="paragraph" style:parent-style-name="Standard">
      <style:text-properties fo:color="#008000" officeooo:rsid="000ef3e3" officeooo:paragraph-rsid="000ef3e3"/>
    </style:style>
    <style:style style:name="P12" style:family="paragraph" style:parent-style-name="Standard">
      <style:text-properties fo:color="#008000" officeooo:rsid="000f3286" officeooo:paragraph-rsid="000f3286"/>
    </style:style>
    <style:style style:name="P13" style:family="paragraph" style:parent-style-name="Heading_20_2">
      <style:text-properties fo:color="#006600" officeooo:rsid="000f3286" officeooo:paragraph-rsid="000f3286"/>
    </style:style>
    <style:style style:name="T1" style:family="text">
      <style:text-properties fo:color="#0000cd"/>
    </style:style>
    <style:style style:name="T2" style:family="text">
      <style:text-properties fo:color="#008000"/>
    </style:style>
    <style:style style:name="T3" style:family="text">
      <style:text-properties fo:color="#a52a2a"/>
    </style:style>
    <style:style style:name="T4" style:family="text">
      <style:text-properties officeooo:rsid="001101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quora.com/How-do-browsers-render-HTML-CSS" text:style-name="Internet_20_link" text:visited-style-name="Visited_20_Internet_20_Link"><text:span text:style-name="T4">https://www.quora.com/How-do-browsers-render-HTML-CSS</text:span></text:a></text:p>
      <text:p text:style-name="P2"><text:a xlink:type="simple" xlink:href="https://www.w3schools.com/js/tryit.asp?filename=tryjs_myfirst" text:style-name="Internet_20_link" text:visited-style-name="Visited_20_Internet_20_Link"/></text:p>
      <text:p text:style-name="P2"><text:a xlink:type="simple" xlink:href="https://www.html5rocks.com/en/tutorials/internals/howbrowserswork/" text:style-name="Internet_20_link" text:visited-style-name="Visited_20_Internet_20_Link"><text:span text:style-name="T4">https://www.html5rocks.com/en/tutorials/internals/howbrowserswork/</text:span></text:a></text:p>
      <text:p text:style-name="P2"><text:a xlink:type="simple" xlink:href="https://www.w3schools.com/js/tryit.asp?filename=tryjs_myfirst" text:style-name="Internet_20_link" text:visited-style-name="Visited_20_Internet_20_Link"/></text:p>
      <text:p text:style-name="P2"><text:a xlink:type="simple" xlink:href="https://www.w3schools.com/js/tryit.asp?filename=tryjs_myfirst" text:style-name="Internet_20_link" text:visited-style-name="Visited_20_Internet_20_Link">https://www.w3schools.com/js/tryit.asp?filename=tryjs_myfirst</text:a></text:p>
      <text:p text:style-name="P1"/>
      <text:p text:style-name="P1"><text:a xlink:type="simple" xlink:href="https://www.w3schools.com/js/tryit.asp?filename=tryjs_intro_inner_html" text:style-name="Internet_20_link" text:visited-style-name="Visited_20_Internet_20_Link">https://www.w3schools.com/js/tryit.asp?filename=tryjs_intro_inner_html</text:a></text:p>
      <text:p text:style-name="P1"/>
      <text:p text:style-name="P1"><text:a xlink:type="simple" xlink:href="https://www.w3schools.com/js/tryit.asp?filename=tryjs_intro_lightbulb" text:style-name="Internet_20_link" text:visited-style-name="Visited_20_Internet_20_Link">https://www.w3schools.com/js/tryit.asp?filename=tryjs_intro_lightbulb</text:a></text:p>
      <text:p text:style-name="P1"/>
      <text:p text:style-name="P3"><text:a xlink:type="simple" xlink:href="https://www.w3schools.com/js/tryit.asp?filename=tryjs_intro_style" text:style-name="Internet_20_link" text:visited-style-name="Visited_20_Internet_20_Link">https://www.w3schools.com/js/tryit.asp?filename=tryjs_intro_style</text:a></text:p>
      <text:p text:style-name="P3"/>
      <text:p text:style-name="P3"><text:a xlink:type="simple" xlink:href="https://www.w3schools.com/js/tryit.asp?filename=tryjs_intro_hide" text:style-name="Internet_20_link" text:visited-style-name="Visited_20_Internet_20_Link">https://www.w3schools.com/js/tryit.asp?filename=tryjs_intro_hide</text:a></text:p>
      <text:p text:style-name="P3"/>
      <text:p text:style-name="P3"><text:a xlink:type="simple" xlink:href="https://www.w3schools.com/js/tryit.asp?filename=tryjs_intro_show" text:style-name="Internet_20_link" text:visited-style-name="Visited_20_Internet_20_Link">https://www.w3schools.com/js/tryit.asp?filename=tryjs_intro_show</text:a></text:p>
      <text:p text:style-name="P3"/>
      <text:p text:style-name="P3"><text:a xlink:type="simple" xlink:href="https://www.w3schools.com/js/tryit.asp?filename=tryjs_output_write_over" text:style-name="Internet_20_link" text:visited-style-name="Visited_20_Internet_20_Link">https://www.w3schools.com/js/tryit.asp?filename=tryjs_output_write_over</text:a></text:p>
      <text:p text:style-name="P3"/>
      <text:p text:style-name="P3"><text:a xlink:type="simple" xlink:href="https://www.w3schools.com/js/tryit.asp?filename=tryjs_variables_add_string_number" text:style-name="Internet_20_link" text:visited-style-name="Visited_20_Internet_20_Link">https://www.w3schools.com/js/tryit.asp?filename=tryjs_variables_add_string_number</text:a></text:p>
      <text:p text:style-name="P3"/>
      <text:p text:style-name="P3"><text:a xlink:type="simple" xlink:href="https://www.w3schools.com/js/tryit.asp?filename=tryjs_variables_add_number_string" text:style-name="Internet_20_link" text:visited-style-name="Visited_20_Internet_20_Link">https://www.w3schools.com/js/tryit.asp?filename=tryjs_variables_add_number_string</text:a></text:p>
      <text:p text:style-name="P3"/>
      <text:p text:style-name="P3"><text:a xlink:type="simple" xlink:href="https://www.w3schools.com/js/tryit.asp?filename=tryjs_datatypes_numbers_large" text:style-name="Internet_20_link" text:visited-style-name="Visited_20_Internet_20_Link">https://www.w3schools.com/js/tryit.asp?filename=tryjs_datatypes_numbers_large</text:a></text:p>
      <text:p text:style-name="P3"/>
      <text:p text:style-name="P3"><text:a xlink:type="simple" xlink:href="https://www.w3schools.com/js/tryit.asp?filename=tryjs_datatypes_typeof_string" text:style-name="Internet_20_link" text:visited-style-name="Visited_20_Internet_20_Link">https://www.w3schools.com/js/tryit.asp?filename=tryjs_datatypes_typeof_string</text:a></text:p>
      <text:p text:style-name="P3"/>
      <text:p text:style-name="P3"><text:a xlink:type="simple" xlink:href="https://www.w3schools.com/js/tryit.asp?filename=tryjs_datatypes_undefined_3" text:style-name="Internet_20_link" text:visited-style-name="Visited_20_Internet_20_Link">https://www.w3schools.com/js/tryit.asp?filename=tryjs_datatypes_undefined_3</text:a></text:p>
      <text:p text:style-name="P3"/>
      <text:p text:style-name="P3"><text:a xlink:type="simple" xlink:href="https://www.w3schools.com/js/tryit.asp?filename=tryjs_datatypes_undefined_1" text:style-name="Internet_20_link" text:visited-style-name="Visited_20_Internet_20_Link">https://www.w3schools.com/js/tryit.asp?filename=tryjs_datatypes_undefined_1</text:a></text:p>
      <text:p text:style-name="P3"/>
      <text:p text:style-name="P3"><text:a xlink:type="simple" xlink:href="https://www.w3schools.com/js/tryit.asp?filename=tryjs_datatypes_typeof_complex" text:style-name="Internet_20_link" text:visited-style-name="Visited_20_Internet_20_Link">https://www.w3schools.com/js/tryit.asp?filename=tryjs_datatypes_typeof_complex</text:a></text:p>
      <text:p text:style-name="P3"/>
      <text:p text:style-name="P3"><text:a xlink:type="simple" xlink:href="https://www.w3schools.com/js/tryit.asp?filename=tryjs_farenheit_to_celsius" text:style-name="Internet_20_link" text:visited-style-name="Visited_20_Internet_20_Link">https://www.w3schools.com/js/tryit.asp?filename=tryjs_farenheit_to_celsius</text:a></text:p>
      <text:p text:style-name="P3"/>
      <text:p text:style-name="P3"><text:a xlink:type="simple" xlink:href="https://www.w3schools.com/js/tryit.asp?filename=tryjs_objects_create_1" text:style-name="Internet_20_link" text:visited-style-name="Visited_20_Internet_20_Link">https://www.w3schools.com/js/tryit.asp?filename=tryjs_objects_create_1</text:a></text:p>
      <text:p text:style-name="P3"/>
      <text:p text:style-name="P3">document.getElementById("demo").innerHTML =</text:p>
      <text:p text:style-name="P3">person["firstName"] + " " + person["lastName"];</text:p>
      <text:p text:style-name="P3"/>
      <text:p text:style-name="P3">document.getElementById("demo").innerHTML =</text:p>
      <text:p text:style-name="P3">person.firstName + " " + person.lastName;&lt;/script&gt;</text:p>
      <text:p text:style-name="P3"/>
      <text:p text:style-name="P3">&lt;script&gt;</text:p>
      <text:p text:style-name="P3">var person = {</text:p>
      <text:p text:style-name="P3"><text:s text:c="4"/>firstName: "John",</text:p>
      <text:p text:style-name="P3"><text:s text:c="4"/>lastName : "Doe",</text:p>
      <text:p text:style-name="P3"><text:s text:c="4"/>id <text:s text:c="6"/>: 5566,</text:p>
      <text:p text:style-name="P3"><text:s text:c="4"/>fullName : function() {</text:p>
      <text:p text:style-name="P3"><text:s text:c="7"/>return this.firstName + " " + this.lastName;</text:p>
      <text:p text:style-name="P3"><text:s text:c="4"/>}</text:p>
      <text:p text:style-name="P3">};</text:p>
      <text:p text:style-name="P3"/>
      <text:p text:style-name="P3"><text:soft-page-break/>document.getElementById("demo").innerHTML = person.fullName;</text:p>
      <text:p text:style-name="P3">&lt;/script&gt;</text:p>
      <text:p text:style-name="P3"/>
      <text:p text:style-name="P3"/>
      <text:p text:style-name="P4"><text:span text:style-name="T1">var</text:span> x = <text:span text:style-name="T1">new</text:span> String();<text:span text:style-name="T2"> // Declares x as a String object<text:line-break/></text:span><text:span text:style-name="T1">var</text:span> y = <text:span text:style-name="T1">new</text:span> Number(); /<text:span text:style-name="T2">/ Declares y as a Number object<text:line-break/></text:span><text:span text:style-name="T1">var</text:span> z =<text:span text:style-name="T1">new</text:span> Boolean(); <text:span text:style-name="T2">// Declares z as a Boolean object</text:span></text:p>
      <text:p text:style-name="P11"/>
      <text:p text:style-name="P12">Automatically Global:</text:p>
      <text:p text:style-name="P5"><text:span text:style-name="T2">myFunction();<text:line-break/><text:line-break/>// code here can use carName <text:line-break/><text:line-break/></text:span><text:span text:style-name="T1">function</text:span><text:span text:style-name="T2"> myFunction() {<text:line-break/> <text:s/>carName = </text:span><text:span text:style-name="T3">"Volvo"</text:span><text:span text:style-name="T2">;<text:line-break/>}</text:span></text:p>
      <text:p text:style-name="P12"/>
      <text:p text:style-name="P12"/>
      <text:p text:style-name="P12"/>
      <text:p text:style-name="P6"/>
      <text:p text:style-name="P6">&lt;p id="demo"&gt;&lt;/p&gt;</text:p>
      <text:p text:style-name="P6"/>
      <text:p text:style-name="P6">&lt;script&gt;</text:p>
      <text:p text:style-name="P6">var carName = "Volvo";</text:p>
      <text:p text:style-name="P6"/>
      <text:p text:style-name="P6">// code here can use window.carName</text:p>
      <text:p text:style-name="P6">document.getElementById("demo").innerHTML = "I can display " + window.carName;</text:p>
      <text:p text:style-name="P6">&lt;/script&gt;</text:p>
      <text:p text:style-name="P6"/>
      <text:p text:style-name="P6"/>
      <text:p text:style-name="P7"><text:a xlink:type="simple" xlink:href="https://www.w3schools.com/js/tryit.asp?filename=tryjs_events1" text:style-name="Internet_20_link" text:visited-style-name="Visited_20_Internet_20_Link">https://www.w3schools.com/js/tryit.asp?filename=tryjs_events1</text:a></text:p>
      <text:p text:style-name="P7"><text:a xlink:type="simple" xlink:href="https://www.w3schools.com/js/tryit.asp?filename=tryjs_event_onclick" text:style-name="Internet_20_link" text:visited-style-name="Visited_20_Internet_20_Link">https://www.w3schools.com/js/tryit.asp?filename=tryjs_event_onclick</text:a> :</text:p>
      <text:p text:style-name="P7">&lt;!DOCTYPE html&gt;</text:p>
      <text:p text:style-name="P7">&lt;html&gt;</text:p>
      <text:p text:style-name="P7">&lt;body&gt;</text:p>
      <text:p text:style-name="P7"/>
      <text:p text:style-name="P7">&lt;button onclick="this.innerHTML=Date()"&gt;The time is?&lt;/button&gt;</text:p>
      <text:p text:style-name="P7"/>
      <text:p text:style-name="P7">&lt;/body&gt;</text:p>
      <text:p text:style-name="P7">&lt;/html&gt;</text:p>
      <text:p text:style-name="P7"/>
      <text:p text:style-name="P7"/>
      <text:h text:style-name="P13" text:outline-level="2">Common HTML Events</text:h>
      <text:p text:style-name="Text_20_body">Here is a list of some common HTML event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Event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onchange</text:p>
          </table:table-cell>
          <table:table-cell table:style-name="Table1.A1" office:value-type="string">
            <text:p text:style-name="Table_20_Contents">An HTML element has been changed</text:p>
          </table:table-cell>
        </table:table-row>
        <table:table-row>
          <table:table-cell table:style-name="Table1.A1" office:value-type="string">
            <text:p text:style-name="Table_20_Contents">onclick</text:p>
          </table:table-cell>
          <table:table-cell table:style-name="Table1.A1" office:value-type="string">
            <text:p text:style-name="Table_20_Contents">The user clicks an HTML element</text:p>
          </table:table-cell>
        </table:table-row>
        <table:table-row>
          <table:table-cell table:style-name="Table1.A1" office:value-type="string">
            <text:p text:style-name="Table_20_Contents">onmouseover</text:p>
          </table:table-cell>
          <table:table-cell table:style-name="Table1.A1" office:value-type="string">
            <text:p text:style-name="Table_20_Contents">The user moves the mouse over an HTML element</text:p>
          </table:table-cell>
        </table:table-row>
        <table:table-row>
          <table:table-cell table:style-name="Table1.A1" office:value-type="string">
            <text:p text:style-name="Table_20_Contents">onmouseout</text:p>
          </table:table-cell>
          <table:table-cell table:style-name="Table1.A1" office:value-type="string">
            <text:p text:style-name="Table_20_Contents">The user moves the mouse away from an HTML element</text:p>
          </table:table-cell>
        </table:table-row>
        <text:soft-page-break/>
        <table:table-row>
          <table:table-cell table:style-name="Table1.A1" office:value-type="string">
            <text:p text:style-name="Table_20_Contents">onkeydown</text:p>
          </table:table-cell>
          <table:table-cell table:style-name="Table1.A1" office:value-type="string">
            <text:p text:style-name="Table_20_Contents">The user pushes a keyboard key</text:p>
          </table:table-cell>
        </table:table-row>
        <table:table-row>
          <table:table-cell table:style-name="Table1.A1" office:value-type="string">
            <text:p text:style-name="Table_20_Contents">onload</text:p>
          </table:table-cell>
          <table:table-cell table:style-name="Table1.A1" office:value-type="string">
            <text:p text:style-name="Table_20_Contents">The browser has finished loading the page</text:p>
          </table:table-cell>
        </table:table-row>
      </table:table>
      <text:p text:style-name="P10"/>
      <text:p text:style-name="P8">Reset bewa7ed el defaults</text:p>
      <text:p text:style-name="P8">grid system: grid layout 12-column</text:p>
      <text:p text:style-name="P8">typography : ktabeh</text:p>
      <text:p text:style-name="P8"/>
      <text:p text:style-name="P8">lesh be3mali recommendation yenkatab el script gabl taskeeret el body</text:p>
      <text:p text:style-name="P8"/>
      <text:p text:style-name="P8"><text:a xlink:type="simple" xlink:href="https://www.w3schools.com/js/js_events.asp" text:style-name="Internet_20_link" text:visited-style-name="Visited_20_Internet_20_Link">https://www.w3schools.com/js/js_events.asp</text:a> w9elet la hon</text:p>
      <text:p text:style-name="P8"><text:a xlink:type="simple" xlink:href="https://docs.microsoft.com/en-us/scripting/javascript/creating-objects-javascript" text:style-name="Internet_20_link" text:visited-style-name="Visited_20_Internet_20_Link">https://docs.microsoft.com/en-us/scripting/javascript/creating-objects-javascript</text:a></text:p>
      <text:p text:style-name="P8"><text:a xlink:type="simple" xlink:href="http://callmenick.com/post/javascript-objects-building-javascript-component-part-1" text:style-name="Internet_20_link" text:visited-style-name="Visited_20_Internet_20_Link">http://callmenick.com/post/javascript-objects-building-javascript-component-part-1</text:a></text:p>
      <text:p text:style-name="P8"><text:a xlink:type="simple" xlink:href="https://www.w3schools.com/jsref/tryit.asp?filename=tryjsref_event_target" text:style-name="Internet_20_link" text:visited-style-name="Visited_20_Internet_20_Link">https://www.w3schools.com/jsref/tryit.asp?filename=tryjsref_event_target</text:a></text:p>
      <text:p text:style-name="P8"><text:a xlink:type="simple" xlink:href="https://developer.mozilla.org/en-US/docs/Web/API/Element/matches" text:style-name="Internet_20_link" text:visited-style-name="Visited_20_Internet_20_Link">https://developer.mozilla.org/en-US/docs/Web/API/Element/matches</text:a></text:p>
      <text:p text:style-name="P8"><text:a xlink:type="simple" xlink:href="https://www.sessionstack.com/" text:style-name="Internet_20_link" text:visited-style-name="Visited_20_Internet_20_Link">https://www.sessionstack.com/</text:a></text:p>
      <text:p text:style-name="P8"><text:a xlink:type="simple" xlink:href="https://teamtreehouse.com/join/change-your-career?cid=9062" text:style-name="Internet_20_link" text:visited-style-name="Visited_20_Internet_20_Link">https://teamtreehouse.com/join/change-your-career?cid=9062</text:a></text:p>
      <text:p text:style-name="P8"/>
      <text:p text:style-name="P8">self-containing float (Read) advanced link</text:p>
      <text:p text:style-name="P8"/>
      <text:p text:style-name="P8">break point size el screen</text:p>
      <text:p text:style-name="P8"><text:a xlink:type="simple" xlink:href="https://www.teaching-materials.org/bootstrap-hosting-github/bootstrap_1#/3/9" text:style-name="Internet_20_link" text:visited-style-name="Visited_20_Internet_20_Link">https://www.teaching-materials.org/bootstrap-hosting-github/bootstrap_1#/3/9</text:a></text:p>
      <text:p text:style-name="P8"/>
      <text:p text:style-name="P8"><text:a xlink:type="simple" xlink:href="https://www.w3schools.com/bootstrap/bootstrap_examples.asp" text:style-name="Internet_20_link" text:visited-style-name="Visited_20_Internet_20_Link">https://www.w3schools.com/bootstrap/bootstrap_examples.asp</text:a></text:p>
      <text:p text:style-name="P8"/>
      <text:p text:style-name="P8"><text:a xlink:type="simple" xlink:href="https://www.teaching-materials.org/bootstrap-hosting-github/#/1" text:style-name="Internet_20_link" text:visited-style-name="Visited_20_Internet_20_Link">https://www.teaching-materials.org/bootstrap-hosting-github/#/1</text:a></text:p>
      <text:p text:style-name="P8"/>
      <text:p text:style-name="P9"><text:a xlink:type="simple" xlink:href="https://hackerthemes.com/bootstrap-cheatsheet/#alert-link" text:style-name="Internet_20_link" text:visited-style-name="Visited_20_Internet_20_Link">https://hackerthemes.com/bootstrap-cheatsheet/#alert-link</text:a></text:p>
      <text:p text:style-name="P9"/>
      <text:p text:style-name="P9"><text:tab/>&lt;button type="button" class="btn btn-secondary" data-dismiss="modal"&gt; Close</text:p>
      <text:p text:style-name="P9"><text:tab/><text:tab/><text:tab/><text:tab/><text:tab/>&lt;/button&gt;</text:p>
      <text:p text:style-name="P9"><text:tab/><text:tab/><text:tab/><text:tab/><text:tab/>&lt;button type="button" class="btn btn-primary"&gt; Save changes</text:p>
      <text:p text:style-name="P9"><text:tab/><text:tab/><text:tab/><text:tab/><text:tab/>&lt;/button&gt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29:54.564738567</meta:creation-date>
    <dc:date>2017-10-01T11:33:48.836247402</dc:date>
    <meta:editing-duration>P1DT4H29M22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3" meta:paragraph-count="87" meta:word-count="274" meta:character-count="3807" meta:non-whitespace-character-count="3566"/>
  </office:meta>
</office:document-meta>
</file>